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LGC Sans Mono" svg:font-family="'DejaVu LGC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fo:color="#000000" style:font-name="Verdana" fo:font-size="11pt" style:text-underline-style="none" fo:font-weight="normal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P4" style:family="paragraph" style:parent-style-name="Standard">
      <style:text-properties fo:color="#000000" style:font-name="Verdana" fo:font-size="12pt" style:text-underline-style="none" fo:font-weight="bold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P5" style:family="paragraph" style:parent-style-name="Heading_20_3">
      <style:text-properties fo:color="#000000" style:font-name="Verdana" fo:font-size="11pt" style:text-underline-style="none" fo:font-weight="normal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P6" style:family="paragraph" style:parent-style-name="Preformatted_20_Text">
      <style:text-properties fo:font-weight="bold"/>
    </style:style>
    <style:style style:name="P7" style:family="paragraph" style:parent-style-name="Text_20_body">
      <style:text-properties fo:color="#000000" style:font-name="Verdana" fo:font-size="11pt" style:text-underline-style="none" fo:font-weight="normal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P8" style:family="paragraph" style:parent-style-name="Standard">
      <style:text-properties fo:color="#000000" style:font-name="Verdana" fo:font-size="11pt" style:text-underline-style="none" fo:font-weight="normal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letter-spacing="-0.026cm" fo:font-weight="normal" style:font-weight-asian="normal" style:font-weight-complex="normal"/>
    </style:style>
    <style:style style:name="T5" style:family="text">
      <style:text-properties fo:letter-spacing="-0.026cm" fo:font-weight="bold" style:font-weight-asian="normal" style:font-weight-complex="normal"/>
    </style:style>
    <style:style style:name="T6" style:family="text">
      <style:text-properties fo:font-size="12pt" fo:font-weight="bol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VIAR SMS DESDE MODEM USB</text:p>
      <text:p text:style-name="P3"><text:span text:style-name="Strong_20_Emphasis"><text:span text:style-name="T2"/></text:span></text:p>
      <text:h text:style-name="P5" text:outline-level="3"><text:span text:style-name="Strong_20_Emphasis"><text:span text:style-name="T2">Instalar y configurar gammu</text:span></text:span></text:h>
      <text:p text:style-name="P1"><text:span text:style-name="Source_20_Text">sudo apt-get install gammu gsm-utils</text:span></text:p>
      <text:p text:style-name="Text_20_body">Una vez instalado gammu, tienes que averiguar donde tienes conectado el modem usb:</text:p>
      <text:p text:style-name="P1"><text:span text:style-name="Source_20_Text">dmesg|grep tty</text:span></text:p>
      <text:p text:style-name="Text_20_body">y te volcará algo como esto:</text:p>
      <text:p text:style-name="Preformatted_20_Text"><text:span text:style-name="Source_20_Text">[ 1917.331663] usb 2-4: GSM modem (1-port) converter now attached to ttyUSB0</text:span></text:p>
      <text:p text:style-name="Preformatted_20_Text"><text:span text:style-name="Source_20_Text">[ 1917.331887] usb 2-4: GSM modem (1-port) converter now attached to ttyUSB1</text:span></text:p>
      <text:p text:style-name="Preformatted_20_Text"><text:span text:style-name="Source_20_Text">[ 1917.332089] usb 2-4: GSM modem (1-port) converter now attached to ttyUSB2</text:span></text:p>
      <text:p text:style-name="Preformatted_20_Text"><text:span text:style-name="Source_20_Text">[ 1917.334716] usb 2-4: GSM modem (1-port) converter now attached to ttyUSB3</text:span></text:p>
      <text:p text:style-name="P1"><text:span text:style-name="Source_20_Text">[ 1917.336443] usb 2-4: GSM modem (1-port) converter now attached to ttyUSB4</text:span></text:p>
      <text:p text:style-name="Text_20_body">el siguiente paso es configurar gammu, para ello puedes utilizar el configurador:</text:p>
      <text:p text:style-name="P1"><text:span text:style-name="Source_20_Text">gammu-config</text:span></text:p>
      <text:p text:style-name="Text_20_body">o simplemente creas un archivo ~/.gammurc con el siguiente contenido:</text:p>
      <text:p text:style-name="Preformatted_20_Text"><text:span text:style-name="Source_20_Text">[gammu]</text:span></text:p>
      <text:p text:style-name="Preformatted_20_Text"><text:span text:style-name="Source_20_Text">port = /dev/ttyUSB0</text:span></text:p>
      <text:p text:style-name="Preformatted_20_Text"><text:span text:style-name="Source_20_Text">model =</text:span></text:p>
      <text:p text:style-name="Preformatted_20_Text"><text:span text:style-name="Source_20_Text">connection = at19200</text:span></text:p>
      <text:p text:style-name="Preformatted_20_Text"><text:span text:style-name="Source_20_Text">synchronizetime = yes</text:span></text:p>
      <text:p text:style-name="Preformatted_20_Text"><text:span text:style-name="Source_20_Text">logfile =</text:span></text:p>
      <text:p text:style-name="Preformatted_20_Text"><text:span text:style-name="Source_20_Text">logformat = nothing</text:span></text:p>
      <text:p text:style-name="Preformatted_20_Text"><text:span text:style-name="Source_20_Text">use_locking =</text:span></text:p>
      <text:p text:style-name="P1"><text:span text:style-name="Source_20_Text">gammuloc =</text:span></text:p>
      <text:p text:style-name="Text_20_body">Sinceramente, yo he intentado conectarme a otro puerto, pero no lo he conseguido. Pero, bueno, hay que tenerlo en cuenta.</text:p>
      <text:p text:style-name="Text_20_body">Ahora, podemos probar el funcionamiento de gammu con el siguiente comando en el terminal:</text:p>
      <text:p text:style-name="Preformatted_20_Text"/>
      <text:p text:style-name="P1"><text:span text:style-name="Source_20_Text">gammu getallsms</text:span></text:p>
      <text:p text:style-name="Text_20_body">esto nos devolverá algo así como:</text:p>
      <text:p text:style-name="Preformatted_20_Text"><text:span text:style-name="Source_20_Text">Localización 1, carpeta "", Memoria de la SIM</text:span></text:p>
      <text:p text:style-name="Preformatted_20_Text"/>
      <text:p text:style-name="P1"><text:span text:style-name="Source_20_Text">0 SMS parts in 1 SMS sequences</text:span></text:p>
      <text:p text:style-name="Text_20_body">Y ahora podemos probar a enviar un sms:</text:p>
      <text:p text:style-name="Preformatted_20_Text"/>
      <text:p text:style-name="Preformatted_20_Text"><text:span text:style-name="Source_20_Text">gammu sendsms text 123456789</text:span></text:p>
      <text:p text:style-name="Preformatted_20_Text"><text:span text:style-name="Source_20_Text">Enter message text and press ^D:</text:span></text:p>
      <text:p text:style-name="Preformatted_20_Text"><text:span text:style-name="Source_20_Text">Prueba</text:span></text:p>
      <text:p text:style-name="P1"><text:span text:style-name="Source_20_Text">Sending SMS 1/1....waiting for network answer..OK, message reference=2</text:span></text:p>
      <text:p text:style-name="P3"><text:span text:style-name="Strong_20_Emphasis"><text:span text:style-name="T2">o gammu sendsms TEXT 650286107 -text 'hola probando'</text:span></text:span></text:p>
      <text:p text:style-name="P3"><text:soft-page-break/><text:span text:style-name="Strong_20_Emphasis"><text:span text:style-name="T4"/></text:span></text:p>
      <text:p text:style-name="P3"><text:span text:style-name="Strong_20_Emphasis"><text:span text:style-name="T4">Para enviar un sms sin ser usuario root: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5">gpasswd --add soa dialout (añade el usuario soa al grupo dialout)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y lanzar gsmsendsms -d /dev/ttyUSB0 650286107 "hola". 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>Crear archivo en /etc/udev/rules.d/ con nombre 99-usb-serial.rules <text:s/>y cuyo contenido es: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KERNEL=="ttyUSB*", GROUP="soa", MODE="0666"</text:span></text:span></text:p>
      <text:p text:style-name="P3"><text:span text:style-name="Strong_20_Emphasis"><text:span text:style-name="T4"></text:span></text:span></text:p>
      <text:p text:style-name="P3"><text:span text:style-name="Strong_20_Emphasis"><text:span text:style-name="T4">SUBSYSTEM=="usb", ATTR{idProduct}=="12d1", ATTR{idVendor}=="151d", \</text:span></text:span></text:p>
      <text:p text:style-name="P3"><text:span text:style-name="Strong_20_Emphasis"><text:span text:style-name="T4"><text:s text:c="8"/>RUN+="/sbin/usb_modeswitch -c /etc/usb_modeswitch.conf"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7"><text:span text:style-name="Strong_20_Emphasis"><text:span text:style-name="T2">Una vez tenemos las tools de Gammu funcionando es hora de montar nuestro gateway. El gateway tendrá un daemon que escuchará el módem y meterá los SMS en una BBDD. Para enviar utilizaremos el comando gammu tal como hemos visto </text:span></text:span><text:a xlink:type="simple" xlink:href="http://amperis.blogspot.com/2010/05/wavecom-wmod2a-parte-i-de-ii.html"><text:span text:style-name="Strong_20_Emphasis"><text:span text:style-name="T2">en la primera parte del post</text:span></text:span></text:a><text:span text:style-name="Strong_20_Emphasis"><text:span text:style-name="T2">.<text:line-break/><text:line-break/>Para facilitar las cosas utiizaremos una pagina Web escrita en PHP.<text:line-break/><text:line-break/>Instalamos Apache+MySQL+PHP:</text:span></text:span></text:p>
      <text:p text:style-name="Preformatted_20_Text"># apt-get install apache2 php5 libapache2-mod-php5 </text:p>
      <text:p text:style-name="Preformatted_20_Text"># apt-get install libapache2-mod-auth-mysql php5-mysql mysql-server mysql-client</text:p>
      <text:p text:style-name="P1"># apt-get install libmysqlclient15-dev</text:p>
      <text:p text:style-name="Text_20_body"><text:line-break/>Los mensajes SMS recibidos al módem SMS irán almacenados en una BBDD MySQL, para ello tendremos que crear un schema con las tablas necesarias para añadir esta info. Dentro de <text:span text:style-name="T3">/usr/share/doc/gammu/examples/sql/mysql.sql.gz</text:span> econtraremos un schema de tablas que podemos utilizar:</text:p>
      <text:p text:style-name="Preformatted_20_Text"># cp /usr/share/doc/gammu/examples/sql/mysql.sql.gz /tmp</text:p>
      <text:p text:style-name="Preformatted_20_Text"># gunzip /tmp/mysql.sql.gz</text:p>
      <text:p text:style-name="Preformatted_20_Text"># mysqladmin -u root -p create sms</text:p>
      <text:p text:style-name="P1"># mysql -u root -p sms &lt; /tmp/mysql.sql</text:p>
      <text:p text:style-name="Text_20_body"><text:line-break/>Ahora le decimos al Gammu que los mensajes recibidos los guarde en las tablas de MySQL. Para ello editamos la configuración y añadimos estos parámetros a los ya existentes:</text:p>
      <text:p text:style-name="Preformatted_20_Text"># cat /etc/gammurc</text:p>
      <text:p text:style-name="Preformatted_20_Text">...</text:p>
      <text:p text:style-name="Preformatted_20_Text">[smsd]</text:p>
      <text:p text:style-name="Preformatted_20_Text">#service = files</text:p>
      <text:p text:style-name="P6">service = MYSQL</text:p>
      <text:p text:style-name="Preformatted_20_Text">logfile = syslog</text:p>
      <text:p text:style-name="Preformatted_20_Text">CheckSecurity = 0</text:p>
      <text:p text:style-name="Preformatted_20_Text">debuglevel = 1</text:p>
      <text:p text:style-name="P6"><text:soft-page-break/>user = root</text:p>
      <text:p text:style-name="P6">password = 12345</text:p>
      <text:p text:style-name="Preformatted_20_Text">pc = localhost</text:p>
      <text:p text:style-name="Preformatted_20_Text">database = sms</text:p>
      <text:p text:style-name="Preformatted_20_Text">inboxpath = /var/spool/gammu/inbox/</text:p>
      <text:p text:style-name="Preformatted_20_Text">outboxpath = /var/spool/gammu/outbox/</text:p>
      <text:p text:style-name="Preformatted_20_Text">sentsmspath = /var/spool/gammu/sent/</text:p>
      <text:p text:style-name="P1">errorsmspath = /var/spool/gammu/error/</text:p>
      <text:p text:style-name="Text_20_body"><text:line-break/>Nota: Podemos utilizar diferentes tipos de backends. En la configuración anterior se puede utilizar MySQL o directamente ficheros planos alojados en <text:span text:style-name="T3">/var/spool/gammu</text:span>.<text:line-break/><text:line-break/>Para facilitar la lectura de estas tablas MySQL, hay creada una interfaz PHP que nos ayuda a leer los mensajes recibidos:</text:p>
      <text:p text:style-name="Preformatted_20_Text"># cd /var/www</text:p>
      <text:p text:style-name="Preformatted_20_Text"># wget http://www.syednetworks.com/gammu-sms-gateway.zip</text:p>
      <text:p text:style-name="P1"># unzip gammu-sms-gateway.zip</text:p>
      <text:p text:style-name="Text_20_body"><text:line-break/>Ahora podemos acceder a esta interfaz desde <text:span text:style-name="T3">http://127.0.0.1/gammu-sms-gateway/sms.php</text:span>. Para que el script <text:span text:style-name="T3">sms.php</text:span> acceda a vuestro MySQL deberéis cambiar la password de acceso a la base de datos por la que tengáis puesta:<text:line-break/><text:line-break/>Para ello editar el <text:span text:style-name="T3">sms.php</text:span> y cambiamos esta linea:</text:p>
      <text:p text:style-name="P1">mysql_connect("localhost", "root", "") or die(mysql_error());</text:p>
      <text:p text:style-name="Text_20_body"><text:line-break/>Instalamos y arrancamos el daemon que esperará la llegada de los SMSs:</text:p>
      <text:p text:style-name="Preformatted_20_Text"># apt-get install gammu-smsd</text:p>
      <text:p text:style-name="P1"># gammu-smsd -c /etc/gammurc &amp;</text:p>
      <text:p text:style-name="Text_20_body"><text:line-break/>Si enviamos un SMS a nuestro módem GSM y vamos mirando el log podremos ir viendo como van entrando los mensajes y cómo se van actualizado las tablas:</text:p>
      <text:p text:style-name="Preformatted_20_Text"># tail -f /var/log/syslog</text:p>
      <text:p text:style-name="Preformatted_20_Text">gammu-smsd[5813]: gammu: 3 "OK"</text:p>
      <text:p text:style-name="Preformatted_20_Text">gammu-smsd[5813]: gammu: RECEIVED frametype 0x00/length 0x1B/27</text:p>
      <text:p text:style-name="Preformatted_20_Text">gammu-smsd[5813]: gammu: 41A|54T|2B+|43C|53S|51Q|0D |0D |0A |2B+|43C|53S|51Q|</text:p>
      <text:p text:style-name="Preformatted_20_Text"><text:s text:c="3"/>3A:|20 |311 AT+CSQ...+CSQ: 1</text:p>
      <text:p text:style-name="Preformatted_20_Text">gammu-smsd[5813]: gammu: 377|2C,|300|0D |0A |0D |0A |4FO|4BK|0D |0A </text:p>
      <text:p text:style-name="Preformatted_20_Text"><text:s text:c="3"/>7,0....OK.. <text:s text:c="4"/></text:p>
      <text:p text:style-name="Preformatted_20_Text">gammu-smsd[5813]: gammu: Signal quality info received</text:p>
      <text:p text:style-name="Preformatted_20_Text">gammu-smsd[5813]: gammu: Parsing +CSQ: 17,0 with +CSQ: @i, @i</text:p>
      <text:p text:style-name="Preformatted_20_Text">gammu-smsd[5813]: gammu: Parsed int 17</text:p>
      <text:p text:style-name="Preformatted_20_Text">gammu-smsd[5813]: gammu: Parsed int 0</text:p>
      <text:p text:style-name="Preformatted_20_Text">gammu-smsd[5813]: gammu: Leaving GSM_GetSignalQuality</text:p>
      <text:p text:style-name="Preformatted_20_Text">gammu-smsd[5813]: Execute SQL: UPDATE `phones` SET `TimeOut`= (NOW() + </text:p>
      <text:p text:style-name="Preformatted_20_Text"><text:s text:c="3"/>INTERVAL 10 SECOND)+0, `Battery`= 0, `Signal`= 51 WHERE `IMEI` = </text:p>
      <text:p text:style-name="P1"><text:s text:c="3"/>'330122330387360'</text:p>
      <text:p text:style-name="Text_20_body"><text:soft-page-break/><text:line-break/>Por ultimo queda la parte del envío de SMS. Para ello, desde la pagina <text:span text:style-name="T3">sms.php</text:span> encontraremos un link llamado "Send SMS message" que nos permitirá <text:span text:style-name="T1">enviar un SMS desde un formulario Web</text:span>. Este link llama al archivo send-sms.php. Si lo editamos podremos ver como lo único que realiza es una llamada al binario de gammu:</text:p>
      <text:p text:style-name="Preformatted_20_Text">system( 'sudo /usr/bin/gammu --sendsms EMS ' . escapeshellarg( $destination ) . </text:p>
      <text:p text:style-name="P1">' -text ' . escapeshellarg( $message ) );</text:p>
      <text:p text:style-name="Text_20_body"><text:line-break/>Es posible que el path de nuestro binario gammu no corresponda con el de la pagina. Tendremos que cambiar /usr/logal/bin/gammu por /usr/bin/gammu.<text:line-break/>Notar que también he añadido la ejecución del comando bajo sudo. Esto es debido a que el usuario que hace la llamada a la función system() es www-data y este usuario <text:span text:style-name="T1">no tiene permisos</text:span> para ejecutar comandos como gammu.<text:line-break/><text:line-break/>Para que el sudo no pregunte password tenemos que editar el /etc/sudoers y añadir esto:</text:p>
      <text:p text:style-name="Preformatted_20_Text"># cat /etc/sudoers</text:p>
      <text:p text:style-name="Preformatted_20_Text">...</text:p>
      <text:p text:style-name="P1">%sudo ALL=NOPASSWD: ALL</text:p>
      <text:p text:style-name="Text_20_body"><text:line-break/>Es posible que no tengáis permisos para escribir sobre el fichero de sudoers. Hay que poner permisos de escritura y luego <text:span text:style-name="T1">dejarlos como estaba</text:span>.<text:line-break/><text:line-break/>Finalmente tenemos que decirle quienes son los usuarios que están dentro de sudoers. Para ello editamos el /etc/groups y modificamos el grupo sudo:</text:p>
      <text:p text:style-name="Preformatted_20_Text"># cat /etc/group | grep sudo</text:p>
      <text:p text:style-name="P1">sudo:x:27:usuario1,www-data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oft-page-break/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7"><text:span text:style-name="Strong_20_Emphasis"><text:span text:style-name="T2">Tambien puedes usar WAMMU que es la interfas grafica de GAMMU, pero siempre la tienes que ejecurar en terminal y en superusuario para que trabaje bien.</text:span></text:span></text:p>
      <text:p text:style-name="Text_20_body">COMANDOS BÁSICOS DE GAMMU:</text:p>
      <text:p text:style-name="Text_20_body">VER CONTACTOS DEL SIM</text:p>
      <text:p text:style-name="Text_20_body">#gammu getallmemory SM (donde SM en mayusculas indica que es en el SIM)</text:p>
      <text:p text:style-name="Text_20_body">LEER MENSAJES DE TEXTO: </text:p>
      <text:p text:style-name="Text_20_body">Para leer mensajes de texto a grosomodo:</text:p>
      <text:p text:style-name="Text_20_body">#gammu getallsms</text:p>
      <text:p text:style-name="Text_20_body">Pero hay compañías que concatenan los mensajes de texto, y uno, en su celular, al leerlos piensa que ha resibido un mesaje, pero la realidad e que ha recibido hasta 4 mensajes concatenados en en un mensaje. y para aquellos que no saben QUE ES CONCATENAR el la suma o unión de caracteres alfanumericos, y en este caso se unen los mensajes en uno solo, y con el comando anterior usted los puede ver cada uno por separado.</text:p>
      <text:p text:style-name="Text_20_body">Y para verlos ordenadamente, ya concatenados es :</text:p>
      <text:p text:style-name="Text_20_body">#gammu geteachsms</text:p>
      <text:p text:style-name="Text_20_body">y cada mensaje de texto aparece de la sigiente forma:</text:p>
      <text:p text:style-name="Text_20_body">Localización 5, carpeta "Bandeja de entrada", Memoria del teléfono, Carpeta de entrada<text:line-break/>Mensaje SMS<text:line-break/>Número SMSC : "+5026099951"<text:line-break/>Enviado : mar 20 ago 2013 07:23:31 -0600<text:line-break/>Clase : 1<text:line-break/>Codificación : Alfabeto GSM por defecto (sin compresión)<text:line-break/>Número remoto : "TRIPLE"<text:line-break/>Estado : No leídos</text:p>
      <text:p text:style-name="Text_20_body">Hoy TRIPLE saldo en recargas desde Q5. Tambien en recargas desde USA! Marca GRATIS *123# y ahorra con los mejores paquetes.</text:p>
      <text:p text:style-name="Text_20_body">6 partes de SMS en 6 secuencias SMS</text:p>
      <text:p text:style-name="Text_20_body"><text:soft-page-break/>NOTA: solo observa la primera liena donde dice “Localización”.</text:p>
      <text:p text:style-name="Text_20_body">PARA ENVIAR MENSAJES DE TEXTO:</text:p>
      <text:p text:style-name="Text_20_body">gammu sendsms TEXT ”número de destinatario” -text "mensaje a enviar"</text:p>
      <text:p text:style-name="Text_20_body">Donde TEXT simepre en mayusculas y sirve para espesificar el numero de destinarario "tiene que ir en número entre comilas " y -text en minusculas y sirve para definir ó escribir el mensaje a enviar "el mensaje va escrito, entre comillas".</text:p>
      <text:p text:style-name="Text_20_body">LAS BANDEJAS DE INTRADAS y SALIDAS:</text:p>
      <text:p text:style-name="Text_20_body">se trabajan como folders ó en español carpetas y para indentificarlas<text:line-break/>se son trajadas por número, y para saber el número correspondiente a estos folders, ejecutamos<text:line-break/>el comando :</text:p>
      <text:p text:style-name="Text_20_body">#gammu getsmsfolders</text:p>
      <text:p text:style-name="Text_20_body">ya que es necesrio saber esto para poder eliminar SMS's</text:p>
      <text:p text:style-name="Text_20_body">EJEMPLO: EJECUTA<text:line-break/># gammu getsmsfolders</text:p>
      <text:p text:style-name="Text_20_body">Y EL RESULTADO ES:<text:line-break/>1. " Bandeja de entrada", memoria SIM, bandeja de entrada<text:line-break/>2. " Bandeja de salida", memoria SIM, bandeja de salida<text:line-break/>3. " Bandeja de entrada", memoria del teléfono, bandeja de entrada<text:line-break/>4. " Bandeja de salida", memoria del teléfono, bandeja de salida</text:p>
      <text:p text:style-name="Text_20_body">ELIMINAR TODOS LOS MENSAJES DE TEXTO:</text:p>
      <text:p text:style-name="Text_20_body">#deleteallsms </text:p>
      <text:p text:style-name="Text_20_body">Borra totos los mensajes de texto de un SMS folder espesifico. Donde folder, el número de bandeja<text:line-break/>que nos arrojo como resultado el comando "gammu getsmsfolders". En otras palabras en vez de FOLDER es numero que corresponde a la bandeja que deseemos eliminar su contenido.</text:p>
      <text:p text:style-name="Text_20_body">Ejemplo: sí quiere borar los mensajes de texto de la bandeja de salida deL SIM, ejecuta</text:p>
      <text:p text:style-name="Text_20_body">#gammu deleteallsms 2</text:p>
      <text:p text:style-name="Text_20_body">ELIMINAR MENSAJES DE TEXTO POR RANGO Ó 1 POR 1<text:line-break/>#deletesms </text:p>
      <text:p text:style-name="Text_20_body">borra uno o varios mensajes de texto en un rango que espesificamos. donde FOLDER es un número de bandeja. START es un número de ubicación del mensajes donde va iniciar a borrar los mensajes. (LOCATION Ó LOCALIZACIÓN: al leer mensajes de texto, nos aparece en cada mensaje al incio esta palabra que indica el numero de ubicacion). y STOP es un número de ubicacón de mensaje donde va a finalizar de borrar.</text:p>
      <text:p text:style-name="P4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LGC Sans Mono" svg:font-family="'DejaVu LGC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LGC Sans" style:font-size-asian="14pt" style:font-weight-asian="bold" style:font-name-complex="DejaVu LGC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style:font-name-asian="DejaVu LGC Sans Mono" style:font-name-complex="Liberation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roid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1.68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4-10-06T19:09:02.966246865</meta:creation-date>
    <dc:date>2015-01-12T12:48:50</dc:date>
    <dc:creator>soa </dc:creator>
    <meta:editing-duration>PT30M49S</meta:editing-duration>
    <meta:editing-cycles>24</meta:editing-cycles>
    <meta:generator>LibreOffice/3.5$Linux_x86 LibreOffice_project/350m1$Build-2</meta:generator>
    <meta:document-statistic meta:table-count="0" meta:image-count="0" meta:object-count="0" meta:page-count="6" meta:paragraph-count="135" meta:word-count="1480" meta:character-count="9504" meta:non-whitespace-character-count="8106"/>
  </office:meta>
</office:document-meta>
</file>